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З по игре.</text:p>
      <text:list xml:id="list8358960524666487960" text:style-name="L1">
        <text:list-item>
          <text:p text:style-name="P4">Работа над процессом регистрации.</text:p>
        </text:list-item>
      </text:list>
      <text:list xml:id="list8653204983762634856" text:style-name="L2">
        <text:list-item>
          <text:p text:style-name="P5">завести базу данных для сохранения вводимых данных (никнейм, логин, пароль, галочка «запомнить логин и пароль»).</text:p>
        </text:list-item>
        <text:list-item>
          <text:p text:style-name="P5">осуществить блокирование кнопок «Готово» на панелях регистрации и создания персонажа пока не будет выполнено заполнение всех указанных параметров.</text:p>
        </text:list-item>
        <text:list-item>
          <text:p text:style-name="P5">осуществить блокирование кнопки «Далее» на регистрационном окне до тех пор пока не будут выбраны все пункты для создания нового персонажа.</text:p>
        </text:list-item>
        <text:list-item>
          <text:p text:style-name="P5">осуществить создание сохранение в базе данных новосозданного персонажа.</text:p>
        </text:list-item>
      </text:list>
      <text:p text:style-name="P2"/>
      <text:p text:style-name="P2"/>
      <text:list xml:id="list31293823" text:continue-list="list8358960524666487960" text:style-name="L1">
        <text:list-item>
          <text:p text:style-name="P4">Работа над созданием персонажа.</text:p>
        </text:list-item>
      </text:list>
      <text:list xml:id="list1708039301975816779" text:style-name="L3">
        <text:list-item>
          <text:p text:style-name="P6">осуществить «подтягивание» заранее сформированного в базе данных «набора» для новичка: (определенное к-во монет в кармане, рубашка, штаны и прочая простая одежда).</text:p>
        </text:list-item>
        <text:list-item>
          <text:p text:style-name="P6">осуществить заполнение базы данных персонажа-героя обновлениями (айдишник, дата)</text:p>
        </text:list-item>
      </text:list>
      <text:p text:style-name="P2"/>
      <text:list xml:id="list31293971" text:continue-list="list31293823" text:style-name="L1">
        <text:list-item>
          <text:p text:style-name="P4">Работа над картой.</text:p>
        </text:list-item>
      </text:list>
      <text:list xml:id="list7376723812973642282" text:style-name="L4">
        <text:list-item>
          <text:p text:style-name="P7">осуществить прорисовку всей карты на панели в виде клеток</text:p>
        </text:list-item>
        <text:list-item>
          <text:p text:style-name="P7">осуществлять прорисовку уже проложенного пути</text:p>
        </text:list-item>
        <text:list-item>
          <text:p text:style-name="P7">по двойному клику по мини-карте открывается глобальная карта</text:p>
        </text:list-item>
        <text:list-item>
          <text:p text:style-name="P7">локации наполняются дверями, существами и сундуками</text:p>
        </text:list-item>
      </text:list>
      <text:p text:style-name="P2"/>
      <text:p text:style-name="P2"/>
      <text:list xml:id="list31300383" text:continue-list="list31293971" text:style-name="L1">
        <text:list-item>
          <text:p text:style-name="P4">Работа над навигационной системой игры для юзера.</text:p>
        </text:list-item>
      </text:list>
      <text:list xml:id="list8568348438505016514" text:style-name="L5">
        <text:list-item>
          <text:p text:style-name="P8">осуществить кнопки для ходьбы в четырех разных направлениях (4 кнопки + еще 1 «стоп»)</text:p>
        </text:list-item>
        <text:list-item>
          <text:p text:style-name="P8">осуществить доступ к инвентарю (+ 1 кнопка под названием «Инвентарь»)</text:p>
        </text:list-item>
        <text:list-item>
          <text:p text:style-name="P8">осуществить доступ к «Параметры» через 1 кнопку</text:p>
        </text:list-item>
        <text:list-item>
          <text:p text:style-name="P8">осуществить кнопку опции для дополнительных возможностей и сохранения и выхода из игры</text:p>
        </text:list-item>
      </text:list>
      <text:p text:style-name="P2"/>
      <text:p text:style-name="P2"/>
      <text:list xml:id="list31302225" text:continue-list="list31300383" text:style-name="L1">
        <text:list-item>
          <text:p text:style-name="P4">Работа с предметами игры.</text:p>
          <text:p text:style-name="P4"/>
        </text:list-item>
      </text:list>
      <text:list xml:id="list3854140578391957938" text:style-name="L6">
        <text:list-item>
          <text:p text:style-name="P9">заполнить базу данных предметами всех видов (айдишник, цена, прочность)</text:p>
        </text:list-item>
        <text:list-item>
          <text:p text:style-name="P9">связать с инвентарем: добавлять или убирать из базы данных инвентаря героя</text:p>
        </text:list-item>
        <text:list-item>
          <text:p text:style-name="P9">осуществить потерю прочности</text:p>
        </text:list-item>
        <text:list-item>
          <text:p text:style-name="P9">осуществить появление предметов в локациях</text:p>
        </text:list-item>
        <text:list-item>
          <text:p text:style-name="P9">осуществить появление предметов в локациях в разных количествах</text:p>
        </text:list-item>
      </text:list>
      <text:p text:style-name="P2"/>
      <text:list xml:id="list31321515" text:continue-list="list31302225" text:style-name="L1">
        <text:list-item>
          <text:p text:style-name="P4">Работа над системой и принципом боя между игровым персонажем и мобом.</text:p>
        </text:list-item>
      </text:list>
      <text:list xml:id="list2644168625008363176" text:style-name="L7">
        <text:list-item>
          <text:p text:style-name="P10">осуществить состыковку моба и игрового персонажа-героя</text:p>
        </text:list-item>
        <text:list-item>
          <text:p text:style-name="P10">настроить навигацию боя по принципу нажатия на иконку врага чтобы активировать режим боя</text:p>
        </text:list-item>
        <text:list-item>
          <text:p text:style-name="P10">снятие хп врагу или герою персонажа будет зависеть от уровня его силы, максимального или минимального удара. </text:p>
        </text:list-item>
        <text:list-item>
          <text:p text:style-name="P10">мана <text:s/>зависит от максимального и минимального уровней <text:s/>магической силы, а так же уровня запасов маны героя или моба.</text:p>
        </text:list-item>
        <text:list-item>
          <text:p text:style-name="P10"><text:soft-page-break/>обмен ударами между игроком и мобом будет производиться до тех пор пока хп не станет равно 0.</text:p>
        </text:list-item>
      </text:list>
      <text:p text:style-name="P2"/>
      <text:list xml:id="list31301885" text:continue-list="list31321515" text:style-name="L1">
        <text:list-item>
          <text:p text:style-name="P4">Работа над инвентарем игрового персонажа.</text:p>
        </text:list-item>
      </text:list>
      <text:list xml:id="list5360135509227793853" text:style-name="L8">
        <text:list-item>
          <text:p text:style-name="P11">осуществить связь инвентаря персонажа с базой данных всех вещей в игре.</text:p>
        </text:list-item>
        <text:list-item>
          <text:p text:style-name="P11">Осуществить возможность выбрасывать и поднимать вещи пополняя личный инвентарь (завести личный инвентарь персонажа в базе данных, уникальный айдишник, завести базу данных для записи выбрасываемых вещей, покупок, находок и т.д)</text:p>
        </text:list-item>
      </text:list>
      <text:p text:style-name="P2"/>
      <text:list xml:id="list31317598" text:continue-list="list31301885" text:style-name="L1">
        <text:list-item>
          <text:p text:style-name="P4">Работа над торговлей. </text:p>
          <text:p text:style-name="P4">- Осуществить соединение двух баз данных на инвентарь перса и инвентарь торговца (сделать их видимыми друг для друга)</text:p>
          <text:p text:style-name="P4">- осуществить перетягивание вещей друг к другу в инвентарь с учетом цены и уровня вещи за указанную за вещь сумму.</text:p>
          <text:p text:style-name="P4">- деньги начисляются по нажатию кнопки «купить» или «продать» <text:s/></text:p>
          <text:p text:style-name="P4">- если денег нет у перса он не может покупать вещи (если золото=0, то блокируется кнопка «купить»); он может продавать вне зависимости от состояния своего кошелька.</text:p>
        </text:list-item>
      </text:list>
      <text:list xml:id="list9083401169381925865" text:style-name="L9">
        <text:list-item>
          <text:list>
            <text:list-item>
              <text:list>
                <text:list-header>
                  <text:p text:style-name="P12"/>
                  <text:p text:style-name="P12"><text:s text:c="12"/></text:p>
                </text:list-header>
              </text:list>
            </text:list-item>
          </text:list>
        </text:list-item>
      </text:list>
      <text:list xml:id="list31300082" text:continue-list="list31317598" text:style-name="L1">
        <text:list-item>
          <text:p text:style-name="P4">Работа над передвижением героя по карте.</text:p>
          <text:p text:style-name="P4"><text:s/>- осуществить отображение всей карты</text:p>
          <text:p text:style-name="P4"><text:s/>- осуществить отображение пройденого пути (завести базу данных с информацией о карте и того что встречается на каждой клетке: местность, тип поворота, вещи которые могут находиться на ней и отряды)</text:p>
          <text:p text:style-name="P4"><text:s/>- звездочка героя всегда отображена на пути карты </text:p>
          <text:p text:style-name="P4"><text:s/></text:p>
        </text:list-item>
        <text:list-item>
          <text:p text:style-name="P4">Работа над мобами и их возможностями, снаряжением и т. д.</text:p>
        </text:list-item>
        <text:list-item>
          <text:p text:style-name="P4">Работа над повышением уровня и параметров игрового персонажа.</text:p>
        </text:list-item>
        <text:list-item>
          <text:p text:style-name="P4">Работа над повышением уровня и параметров игровых мобов.</text:p>
        </text:list-item>
        <text:list-item>
          <text:p text:style-name="P4">Работа над возрождением игрового персонажа после его смерти.</text:p>
        </text:list-item>
      </text:list>
      <text:p text:style-name="P2"/>
      <text:list xml:id="list31317757" text:continue-numbering="true" text:style-name="L1">
        <text:list-item>
          <text:p text:style-name="P4">Работа над передвижением мобов по карте.</text:p>
          <text:p text:style-name="P4">- осуществить передвижение мобов по определенной локации (две-три клетки взад-вперед)</text:p>
          <text:p text:style-name="P4"><text:s/>- после смерти возрождаться в строго определенной клетке внутри своей локации</text:p>
          <text:p text:style-name="P4"><text:s/>- запретить выход за пределы локации мобам.</text:p>
        </text:list-item>
      </text:list>
      <text:p text:style-name="P2"/>
      <text:p text:style-name="P2"/>
      <text:list xml:id="list31322037" text:continue-numbering="true" text:style-name="L1">
        <text:list-item>
          <text:p text:style-name="P4">Работа над обмундированием игрового персонажа и мобов.</text:p>
          <text:p text:style-name="P4">- крепость доспехов зависит от уровня персонажей. Переход на уровень выше позволит взять в магазин не или надеть найденную вещь более высокого уровня которая будет лучше защищать от урона или магии.</text:p>
          <text:p text:style-name="P4">- запретить надевать вещи более высокого уровня на персонажа или моба не достигшего нужного уровня для этого обмундирования, то есть, вещи 30-го уровня может надеть только перс от 30-го левла или выше.</text:p>
          <text:p text:style-name="P4">- связать базу даных вещей с базой даных персонажа.</text:p>
        </text:list-item>
      </text:list>
      <text:p text:style-name="P2"/>
      <text:p text:style-name="P2"/>
      <text:list xml:id="list31295609" text:continue-numbering="true" text:style-name="L1">
        <text:list-item>
          <text:p text:style-name="P4">Работа над чатом игры.</text:p>
          <text:p text:style-name="P4">- <text:s/>игровой чат будет в виде отчета о действиях и событиях сопровождающих игровой процесс, например: герой что-то нашел и поднял: <text:span text:style-name="T1">«</text:span>Храпач86 поднял Коровья <text:soft-page-break/>Лепешка<text:span text:style-name="T1">», “</text:span>Начинается ночь<text:span text:style-name="T1">”, “</text:span>Храпач96 нашел 12 золота<text:span text:style-name="T1">”, “</text:span>Храпач96 атакует Пьяная Береза», «Пьяная Береза бьет Храпач96 на 15 хп». (Заполнить базу данных для чата которая будет сохранять происходящие действия привязывая их к непосредственному персонажу действия.)</text:p>
        </text:list-item>
      </text:list>
      <text:p text:style-name="P2"><text:s text:c="10"/>- Связать базу данных (фраз) чата с базой данных инвентаря и базой данных обновл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59M51S</meta:editing-duration>
    <meta:editing-cycles>8</meta:editing-cycles>
    <meta:generator>OpenOffice/4.1.2$Win32 OpenOffice.org_project/412m3$Build-9782</meta:generator>
    <dc:date>2018-02-27T11:11:07.16</dc:date>
    <meta:document-statistic meta:table-count="0" meta:image-count="0" meta:object-count="0" meta:page-count="3" meta:paragraph-count="60" meta:word-count="738" meta:character-count="4927"/>
    <meta:user-defined meta:name="Info 1"/>
    <meta:user-defined meta:name="Info 2"/>
    <meta:user-defined meta:name="Info 3"/>
    <meta:user-defined meta:name="Info 4"/>
  </office:meta>
</office:document-meta>
</file>